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MailRepository.configure( Configuration conf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JDBCMailRepository.internalStore( Mail mc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8">
            <text:p text:style-name="Table_20_Contents">8</text:p>
          </table:table-cell>
          <table:table-cell office:value-type="float" office:value="188">
            <text:p text:style-name="Table_20_Contents">188</text:p>
          </table:table-cell>
        </table:table-row>
        <table:table-row>
          <table:table-cell office:value-type="string">
            <text:p text:style-name="Table_20_Contents">JDBCMailRepository.checkJdbcAttributesSupport( DatabaseMetaData dbMetaData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JDBCMailRepository.setDatasources( DataSourceSelector data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MailRepository.lis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DBCMailRepository.initializ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JDBCMailRepository.getNumberOfParameters( String sql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DBCMailRepository.equals( 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DBCMailRepository.retrieve( String key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6">
            <text:p text:style-name="Table_20_Contents">6</text:p>
          </table:table-cell>
          <table:table-cell office:value-type="float" office:value="137">
            <text:p text:style-name="Table_20_Contents">137</text:p>
          </table:table-cell>
        </table:table-row>
        <table:table-row>
          <table:table-cell office:value-type="string">
            <text:p text:style-name="Table_20_Contents">JDBCMailRepository.setFileSystem( FileSystem file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MailRepository.service( final ServiceManager component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DBCMailRepository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MailRepository.internalRemove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DBCMailRepository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BCMailRepository.delegatedLog( String log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